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text-properties officeooo:rsid="0020e97e" officeooo:paragraph-rsid="0020e97e"/>
    </style:style>
    <style:style style:name="P11" style:family="paragraph" style:parent-style-name="Standard">
      <style:text-properties officeooo:rsid="0020e97e" officeooo:paragraph-rsid="002594f9"/>
    </style:style>
    <style:style style:name="P12" style:family="paragraph" style:parent-style-name="Standard">
      <style:text-properties officeooo:rsid="0020e97e" officeooo:paragraph-rsid="00286933"/>
    </style:style>
    <style:style style:name="P13" style:family="paragraph" style:parent-style-name="Standard">
      <style:text-properties officeooo:rsid="0020e97e" officeooo:paragraph-rsid="002b4f7d"/>
    </style:style>
    <style:style style:name="P14" style:family="paragraph" style:parent-style-name="Standard">
      <style:text-properties officeooo:rsid="0020e97e" officeooo:paragraph-rsid="002d4370"/>
    </style:style>
    <style:style style:name="P15" style:family="paragraph" style:parent-style-name="Standard">
      <style:text-properties officeooo:rsid="0022beae" officeooo:paragraph-rsid="0022beae"/>
    </style:style>
    <style:style style:name="P16" style:family="paragraph" style:parent-style-name="Standard">
      <style:paragraph-properties fo:break-before="page"/>
      <style:text-properties officeooo:rsid="0022beae" officeooo:paragraph-rsid="0022beae"/>
    </style:style>
    <style:style style:name="P17" style:family="paragraph" style:parent-style-name="Standard">
      <style:text-properties officeooo:rsid="0022df76" officeooo:paragraph-rsid="00249860"/>
    </style:style>
    <style:style style:name="P18" style:family="paragraph" style:parent-style-name="Standard">
      <style:text-properties officeooo:rsid="0022df76" officeooo:paragraph-rsid="0024cd69"/>
    </style:style>
    <style:style style:name="P19" style:family="paragraph" style:parent-style-name="Standard">
      <style:text-properties officeooo:rsid="0022df76" officeooo:paragraph-rsid="002b4f7d"/>
    </style:style>
    <style:style style:name="P20" style:family="paragraph" style:parent-style-name="Standard">
      <style:text-properties officeooo:rsid="00286933" officeooo:paragraph-rsid="00286933"/>
    </style:style>
    <style:style style:name="P21" style:family="paragraph" style:parent-style-name="Standard">
      <style:text-properties officeooo:rsid="002b6f54" officeooo:paragraph-rsid="002b6f54"/>
    </style:style>
    <style:style style:name="P22" style:family="paragraph" style:parent-style-name="Standard">
      <style:text-properties officeooo:rsid="002d4370" officeooo:paragraph-rsid="002d4370"/>
    </style:style>
    <style:style style:name="P23" style:family="paragraph" style:parent-style-name="Standard">
      <style:text-properties officeooo:rsid="002f6545" officeooo:paragraph-rsid="002f6545"/>
    </style:style>
    <style:style style:name="P24" style:family="paragraph" style:parent-style-name="Title">
      <style:text-properties fo:font-size="24pt" style:font-size-asian="24pt" style:font-size-complex="24pt"/>
    </style:style>
    <style:style style:name="P25" style:family="paragraph" style:parent-style-name="Standard">
      <style:text-properties officeooo:rsid="002b04ab" officeooo:paragraph-rsid="002b4f7d"/>
    </style:style>
    <style:style style:name="P26" style:family="paragraph" style:parent-style-name="Standard">
      <style:text-properties officeooo:rsid="00268b85" officeooo:paragraph-rsid="002d4370"/>
    </style:style>
    <style:style style:name="P27" style:family="paragraph" style:parent-style-name="Standard" style:list-style-name="L1">
      <style:text-properties officeooo:rsid="001ecb91" officeooo:paragraph-rsid="00286933"/>
    </style:style>
    <style:style style:name="P28" style:family="paragraph" style:parent-style-name="Standard" style:list-style-name="L2">
      <style:text-properties officeooo:rsid="00268b85" officeooo:paragraph-rsid="002d4370"/>
    </style:style>
    <style:style style:name="P29" style:family="paragraph" style:parent-style-name="Standard" style:list-style-name="L2">
      <style:text-properties officeooo:rsid="0020e97e" officeooo:paragraph-rsid="00268b85"/>
    </style:style>
    <style:style style:name="P30" style:family="paragraph" style:parent-style-name="Standard" style:list-style-name="L2">
      <style:text-properties officeooo:rsid="0020e97e" officeooo:paragraph-rsid="002d4370"/>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style:style style:name="T23" style:family="text">
      <style:text-properties officeooo:rsid="003380fa"/>
    </style:style>
    <style:style style:name="T24" style:family="text">
      <style:text-properties officeooo:rsid="00369cad"/>
    </style:style>
    <style:style style:name="T25" style:family="text">
      <style:text-properties officeooo:rsid="0037365c"/>
    </style:style>
    <style:style style:name="T26" style:family="text">
      <style:text-properties officeooo:rsid="0038e45e"/>
    </style:style>
    <style:style style:name="T27" style:family="text">
      <style:text-properties officeooo:rsid="003a17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ritical Analysis <text:span text:style-name="T3">of Language Bias</text:span><text:line-break/>on the Historici<text:span text:style-name="T15">sm</text:span> <text:span text:style-name="T1">vs My</text:span><text:span text:style-name="T24">th</text:span><text:span text:style-name="T1">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 to be entirely missing from the debate, </text:span><text:span text:style-name="T20">which are ignored despite scientific evidence</text:span><text:span text:style-name="T14">. </text:span><text:span text:style-name="T20">My conclusion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text:span text:style-name="T24">th</text:span>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1035860772" text:style-name="L1">
        <text:list-item>
          <text:p text:style-name="P27"><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27"><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27"><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0"/>
      <text:p text:style-name="P10"><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0"/>
      <text:p text:style-name="P12">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2"/>
      <text:p text:style-name="P13">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3"/>
      <text:p text:style-name="P25">There is a demand for new religious movements that undermine existing authority to present <text:span text:style-name="T23">them</text:span>sel<text:span text:style-name="T26">ves</text:span>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text:span text:style-name="T26">distant locations</text:span> at the same time, would probably not happen on a larger scale unless people taking on such beliefs shared a common underlying demographical cause, knowing that other people from similar demographics also shared these beliefs <text:span text:style-name="T23">and took part in similar social change</text:span>.</text:p>
      <text:p text:style-name="P13"/>
      <text:p text:style-name="P13"><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0"/>
      <text:p text:style-name="P15"/>
      <text:p text:style-name="P16"><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text:span><text:span text:style-name="T23">particular </text:span><text:span text:style-name="T15">demographic is consistently rewritten out of history, placed on the sideline, seen as insignificant of influence, </text:span><text:span text:style-name="T27">because</text:span><text:span text:style-name="T15"> the people who write history almost universally come from a privileged social background.</text:span></text:p>
      <text:p text:style-name="P15"/>
      <text:p text:style-name="P15">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text:span><text:span text:style-name="T27">are</text:span><text:span text:style-name="T15"> revolting against authority while the power ends in the hands of a few individuals who manipulate the movement politically.</text:span></text:p>
      <text:p text:style-name="P15"/>
      <text:p text:style-name="P19">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19"/>
      <text:p text:style-name="P19"><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17"/>
      <text:p text:style-name="P18"><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18"/>
      <text:p text:style-name="P18"><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0"/>
      <text:p text:style-name="P11"><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text:span><text:span text:style-name="T27">historical </text:span><text:span text:style-name="T12">likely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1"/>
      <text:p text:style-name="P21">Here are more “Elephants in the room”:</text:p>
      <text:p text:style-name="P11"/>
      <text:list xml:id="list2400497495" text:style-name="L2">
        <text:list-item>
          <text:p text:style-name="P28">While we lack significant evidence of Jesus’ existence, which has gained a lot of attention due to the popularity of this character, the case is much worse for establishing consensus around demographics and trends in gender depending beliefs.</text:p>
        </text:list-item>
        <text:list-item>
          <text:p text:style-name="P29"><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30"><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28">There was also a lot of political instability, due to the previous assassination of Julius Caesar, which ended the Roman republic, and following <text:span text:style-name="T25">suicide</text:span> of Cleopatra, which ended the Ptolemaic dynasty. </text:p>
        </text:list-item>
        <text:list-item>
          <text:p text:style-name="P28">There are also very few sources on the role of ancient spy networks (such as the one established by Herod the Great), their effort to spread religious or political propaganda and possible influence in shaping new religions to obtain political goals.</text:p>
        </text:list-item>
      </text:list>
      <text:p text:style-name="P14"/>
      <text:p text:style-name="P26">So, there are multiple external factors which could have influenced what people believed.</text:p>
      <text:p text:style-name="P20"/>
      <text:p text:style-name="P20">None of these points are even debated in Historicism vs Mythicism.</text:p>
      <text:p text:style-name="P20"/>
      <text:p text:style-name="P22">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2"/>
      <text:p text:style-name="P23">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3"/>
      <text:p text:style-name="P23">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1T07:34:12.010932975</dc:date>
    <meta:editing-duration>PT18M29S</meta:editing-duration>
    <meta:editing-cycles>7</meta:editing-cycles>
    <meta:generator>LibreOffice/7.2.2.2$MacOSX_X86_64 LibreOffice_project/02b2acce88a210515b4a5bb2e46cbfb63fe97d56</meta:generator>
    <meta:document-statistic meta:table-count="0" meta:image-count="0" meta:object-count="0" meta:page-count="4" meta:paragraph-count="36" meta:word-count="2528" meta:character-count="15770" meta:non-whitespace-character-count="13284"/>
  </office:meta>
</office:document-meta>
</file>